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5a97" officeooo:paragraph-rsid="00015a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ulti-page responsive website. An interesting slider in the middle of the main page.</text:p>
      <text:p text:style-name="P1">Многостраничный адаптивный сайт. Интересный слайдер в середине главной страниц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3:51:54.991000000</meta:creation-date>
    <dc:date>2024-03-25T13:58:24.494000000</dc:date>
    <meta:editing-duration>PT6M31S</meta:editing-duration>
    <meta:editing-cycles>1</meta:editing-cycles>
    <meta:document-statistic meta:table-count="0" meta:image-count="0" meta:object-count="0" meta:page-count="1" meta:paragraph-count="2" meta:word-count="22" meta:character-count="164" meta:non-whitespace-character-count="144"/>
    <meta:generator>LibreOffice/7.5.2.2$Windows_X86_64 LibreOffice_project/53bb9681a964705cf672590721dbc85eb4d0c3a2</meta:generator>
  </office:meta>
</office:document-meta>
</file>